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equência central</text:p>
          </table:table-cell>
          <table:table-cell office:value-type="string" calcext:value-type="string">
            <text:p>d1 (MHz)</text:p>
          </table:table-cell>
          <table:table-cell office:value-type="string" calcext:value-type="string">
            <text:p>D2 (MHz)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 Sr</text:p>
          </table:table-cell>
          <table:table-cell office:value-type="string" calcext:value-type="string">
            <text:p>T Sr</text:p>
          </table:table-cell>
        </table:table-row>
        <table:table-row table:style-name="ro1">
          <table:table-cell office:value-type="float" office:value="397.2" calcext:value-type="float">
            <text:p>397.2</text:p>
          </table:table-cell>
          <table:table-cell table:formula="of:=(-397.05+[.A2])*2-4-2.97" office:value-type="float" office:value="-6.67000000000005" calcext:value-type="float">
            <text:p>-6.67000000000005</text:p>
          </table:table-cell>
          <table:table-cell table:formula="of:=(-397.05+[.A2])*2+2.85-2.97" office:value-type="float" office:value="0.179999999999954" calcext:value-type="float">
            <text:p>0.179999999999954</text:p>
          </table:table-cell>
          <table:table-cell office:value-type="float" office:value="477" calcext:value-type="float">
            <text:p>477</text:p>
          </table:table-cell>
          <table:table-cell office:value-type="float" office:value="18547.2896680465" calcext:value-type="float">
            <text:p>18547.2896680465</text:p>
          </table:table-cell>
          <table:table-cell office:value-type="float" office:value="14.2241148534078" calcext:value-type="float">
            <text:p>14.2241148534078</text:p>
          </table:table-cell>
        </table:table-row>
        <table:table-row table:style-name="ro1">
          <table:table-cell office:value-type="float" office:value="397.25" calcext:value-type="float">
            <text:p>397.25</text:p>
          </table:table-cell>
          <table:table-cell table:formula="of:=(-397.05+[.A3])*2-4-2.97" office:value-type="float" office:value="-6.57000000000002" calcext:value-type="float">
            <text:p>-6.57000000000002</text:p>
          </table:table-cell>
          <table:table-cell table:formula="of:=(-397.05+[.A3])*2+2.85-2.97" office:value-type="float" office:value="0.279999999999977" calcext:value-type="float">
            <text:p>0.279999999999977</text:p>
          </table:table-cell>
          <table:table-cell office:value-type="float" office:value="478" calcext:value-type="float">
            <text:p>478</text:p>
          </table:table-cell>
          <table:table-cell office:value-type="float" office:value="16292.9461778104" calcext:value-type="float">
            <text:p>16292.9461778104</text:p>
          </table:table-cell>
          <table:table-cell office:value-type="float" office:value="14.3630169051999" calcext:value-type="float">
            <text:p>14.3630169051999</text:p>
          </table:table-cell>
        </table:table-row>
        <table:table-row table:style-name="ro1">
          <table:table-cell office:value-type="float" office:value="397.3" calcext:value-type="float">
            <text:p>397.3</text:p>
          </table:table-cell>
          <table:table-cell table:formula="of:=(-397.05+[.A4])*2-4-2.97" office:value-type="float" office:value="-6.47" calcext:value-type="float">
            <text:p>-6.47</text:p>
          </table:table-cell>
          <table:table-cell table:formula="of:=(-397.05+[.A4])*2+2.85-2.97" office:value-type="float" office:value="0.38" calcext:value-type="float">
            <text:p>0.38</text:p>
          </table:table-cell>
          <table:table-cell office:value-type="float" office:value="479" calcext:value-type="float">
            <text:p>479</text:p>
          </table:table-cell>
          <table:table-cell office:value-type="float" office:value="14043.9165039656" calcext:value-type="float">
            <text:p>14043.9165039656</text:p>
          </table:table-cell>
          <table:table-cell office:value-type="float" office:value="14.1428016680448" calcext:value-type="float">
            <text:p>14.1428016680448</text:p>
          </table:table-cell>
        </table:table-row>
        <table:table-row table:style-name="ro1">
          <table:table-cell office:value-type="float" office:value="397.35" calcext:value-type="float">
            <text:p>397.35</text:p>
          </table:table-cell>
          <table:table-cell table:formula="of:=(-397.05+[.A5])*2-4-2.97" office:value-type="float" office:value="-6.36999999999998" calcext:value-type="float">
            <text:p>-6.36999999999998</text:p>
          </table:table-cell>
          <table:table-cell table:formula="of:=(-397.05+[.A5])*2+2.85-2.97" office:value-type="float" office:value="0.480000000000023" calcext:value-type="float">
            <text:p>0.480000000000023</text:p>
          </table:table-cell>
          <table:table-cell office:value-type="float" office:value="480" calcext:value-type="float">
            <text:p>480</text:p>
          </table:table-cell>
          <table:table-cell office:value-type="float" office:value="10929.4366561363" calcext:value-type="float">
            <text:p>10929.4366561363</text:p>
          </table:table-cell>
          <table:table-cell office:value-type="float" office:value="14.7470599497284" calcext:value-type="float">
            <text:p>14.7470599497284</text:p>
          </table:table-cell>
        </table:table-row>
        <table:table-row table:style-name="ro1">
          <table:table-cell office:value-type="float" office:value="397.4" calcext:value-type="float">
            <text:p>397.4</text:p>
          </table:table-cell>
          <table:table-cell table:formula="of:=(-397.05+[.A6])*2-4-2.97" office:value-type="float" office:value="-6.27000000000007" calcext:value-type="float">
            <text:p>-6.27000000000007</text:p>
          </table:table-cell>
          <table:table-cell table:formula="of:=(-397.05+[.A6])*2+2.85-2.97" office:value-type="float" office:value="0.579999999999932" calcext:value-type="float">
            <text:p>0.579999999999932</text:p>
          </table:table-cell>
          <table:table-cell office:value-type="float" office:value="481" calcext:value-type="float">
            <text:p>481</text:p>
          </table:table-cell>
          <table:table-cell office:value-type="float" office:value="7256.33739675834" calcext:value-type="float">
            <text:p>7256.33739675834</text:p>
          </table:table-cell>
          <table:table-cell office:value-type="float" office:value="14.4830467752131" calcext:value-type="float">
            <text:p>14.4830467752131</text:p>
          </table:table-cell>
        </table:table-row>
        <table:table-row table:style-name="ro1">
          <table:table-cell office:value-type="float" office:value="397.15" calcext:value-type="float">
            <text:p>397.15</text:p>
          </table:table-cell>
          <table:table-cell table:formula="of:=(-397.05+[.A7])*2-4-2.97" office:value-type="float" office:value="-6.77000000000007" calcext:value-type="float">
            <text:p>-6.77000000000007</text:p>
          </table:table-cell>
          <table:table-cell table:formula="of:=(-397.05+[.A7])*2+2.85-2.97" office:value-type="float" office:value="0.0799999999999317" calcext:value-type="float">
            <text:p>0.079999999999932</text:p>
          </table:table-cell>
          <table:table-cell office:value-type="float" office:value="482" calcext:value-type="float">
            <text:p>482</text:p>
          </table:table-cell>
          <table:table-cell office:value-type="float" office:value="20874.6272781715" calcext:value-type="float">
            <text:p>20874.6272781715</text:p>
          </table:table-cell>
          <table:table-cell office:value-type="float" office:value="15.6505724545695" calcext:value-type="float">
            <text:p>15.6505724545695</text:p>
          </table:table-cell>
        </table:table-row>
        <table:table-row table:style-name="ro1">
          <table:table-cell office:value-type="float" office:value="397.1" calcext:value-type="float">
            <text:p>397.1</text:p>
          </table:table-cell>
          <table:table-cell table:formula="of:=(-397.05+[.A8])*2-4-2.97" office:value-type="float" office:value="-6.86999999999998" calcext:value-type="float">
            <text:p>-6.86999999999998</text:p>
          </table:table-cell>
          <table:table-cell table:formula="of:=(-397.05+[.A8])*2+2.85-2.97" office:value-type="float" office:value="-0.0199999999999774" calcext:value-type="float">
            <text:p>-0.019999999999977</text:p>
          </table:table-cell>
          <table:table-cell office:value-type="float" office:value="483" calcext:value-type="float">
            <text:p>483</text:p>
          </table:table-cell>
          <table:table-cell office:value-type="float" office:value="20912.1872384042" calcext:value-type="float">
            <text:p>20912.1872384042</text:p>
          </table:table-cell>
          <table:table-cell office:value-type="float" office:value="15.984836776836" calcext:value-type="float">
            <text:p>15.984836776836</text:p>
          </table:table-cell>
        </table:table-row>
        <table:table-row table:style-name="ro1">
          <table:table-cell office:value-type="float" office:value="397.05" calcext:value-type="float">
            <text:p>397.05</text:p>
          </table:table-cell>
          <table:table-cell table:formula="of:=(-397.05+[.A9])*2-4-2.97" office:value-type="float" office:value="-6.97" calcext:value-type="float">
            <text:p>-6.97</text:p>
          </table:table-cell>
          <table:table-cell table:formula="of:=(-397.05+[.A9])*2+2.85-2.97" office:value-type="float" office:value="-0.12" calcext:value-type="float">
            <text:p>-0.12</text:p>
          </table:table-cell>
          <table:table-cell office:value-type="float" office:value="484" calcext:value-type="float">
            <text:p>484</text:p>
          </table:table-cell>
          <table:table-cell office:value-type="float" office:value="19879.504497736" calcext:value-type="float">
            <text:p>19879.504497736</text:p>
          </table:table-cell>
          <table:table-cell office:value-type="float" office:value="17.3755308751281" calcext:value-type="float">
            <text:p>17.375530875128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-397.05+[.A10])*2-4-2.97" office:value-type="float" office:value="-7.07000000000002" calcext:value-type="float">
            <text:p>-7.07000000000002</text:p>
          </table:table-cell>
          <table:table-cell table:formula="of:=(-397.05+[.A10])*2+2.85-2.97" office:value-type="float" office:value="-0.220000000000023" calcext:value-type="float">
            <text:p>-0.220000000000023</text:p>
          </table:table-cell>
          <table:table-cell office:value-type="float" office:value="485" calcext:value-type="float">
            <text:p>485</text:p>
          </table:table-cell>
          <table:table-cell office:value-type="float" office:value="15708.1385550396" calcext:value-type="float">
            <text:p>15708.1385550396</text:p>
          </table:table-cell>
          <table:table-cell office:value-type="float" office:value="18.3145301859432" calcext:value-type="float">
            <text:p>18.3145301859432</text:p>
          </table:table-cell>
        </table:table-row>
        <table:table-row table:style-name="ro1">
          <table:table-cell office:value-type="float" office:value="396.95" calcext:value-type="float">
            <text:p>396.95</text:p>
          </table:table-cell>
          <table:table-cell table:formula="of:=(-397.05+[.A11])*2-4-2.97" office:value-type="float" office:value="-7.17000000000005" calcext:value-type="float">
            <text:p>-7.17000000000005</text:p>
          </table:table-cell>
          <table:table-cell table:formula="of:=(-397.05+[.A11])*2+2.85-2.97" office:value-type="float" office:value="-0.320000000000046" calcext:value-type="float">
            <text:p>-0.320000000000046</text:p>
          </table:table-cell>
          <table:table-cell office:value-type="float" office:value="486" calcext:value-type="float">
            <text:p>486</text:p>
          </table:table-cell>
          <table:table-cell office:value-type="float" office:value="13890.6698600948" calcext:value-type="float">
            <text:p>13890.6698600948</text:p>
          </table:table-cell>
          <table:table-cell office:value-type="float" office:value="19.2210982978624" calcext:value-type="float">
            <text:p>19.2210982978624</text:p>
          </table:table-cell>
        </table:table-row>
        <table:table-row table:style-name="ro1">
          <table:table-cell office:value-type="float" office:value="396.9" calcext:value-type="float">
            <text:p>396.9</text:p>
          </table:table-cell>
          <table:table-cell table:formula="of:=(-397.05+[.A12])*2-4-2.97" office:value-type="float" office:value="-7.27000000000007" calcext:value-type="float">
            <text:p>-7.27000000000007</text:p>
          </table:table-cell>
          <table:table-cell table:formula="of:=(-397.05+[.A12])*2+2.85-2.97" office:value-type="float" office:value="-0.420000000000068" calcext:value-type="float">
            <text:p>-0.420000000000068</text:p>
          </table:table-cell>
          <table:table-cell office:value-type="float" office:value="487" calcext:value-type="float">
            <text:p>487</text:p>
          </table:table-cell>
          <table:table-cell office:value-type="float" office:value="10739.7674644426" calcext:value-type="float">
            <text:p>10739.7674644426</text:p>
          </table:table-cell>
          <table:table-cell office:value-type="float" office:value="20.8365008430904" calcext:value-type="float">
            <text:p>20.8365008430904</text:p>
          </table:table-cell>
        </table:table-row>
        <table:table-row table:style-name="ro1">
          <table:table-cell office:value-type="float" office:value="396.85" calcext:value-type="float">
            <text:p>396.85</text:p>
          </table:table-cell>
          <table:table-cell table:formula="of:=(-397.05+[.A13])*2-4-2.97" office:value-type="float" office:value="-7.36999999999998" calcext:value-type="float">
            <text:p>-7.36999999999998</text:p>
          </table:table-cell>
          <table:table-cell table:formula="of:=(-397.05+[.A13])*2+2.85-2.97" office:value-type="float" office:value="-0.519999999999977" calcext:value-type="float">
            <text:p>-0.519999999999977</text:p>
          </table:table-cell>
          <table:table-cell office:value-type="float" office:value="488" calcext:value-type="float">
            <text:p>488</text:p>
          </table:table-cell>
          <table:table-cell office:value-type="float" office:value="9870.44647995091" calcext:value-type="float">
            <text:p>9870.44647995091</text:p>
          </table:table-cell>
          <table:table-cell office:value-type="float" office:value="22.6879691299406" calcext:value-type="float">
            <text:p>22.6879691299406</text:p>
          </table:table-cell>
        </table:table-row>
        <table:table-row table:style-name="ro1">
          <table:table-cell office:value-type="float" office:value="396.8" calcext:value-type="float">
            <text:p>396.8</text:p>
          </table:table-cell>
          <table:table-cell table:formula="of:=(-397.05+[.A14])*2-4-2.97" office:value-type="float" office:value="-7.47" calcext:value-type="float">
            <text:p>-7.47</text:p>
          </table:table-cell>
          <table:table-cell table:formula="of:=(-397.05+[.A14])*2+2.85-2.97" office:value-type="float" office:value="-0.62" calcext:value-type="float">
            <text:p>-0.62</text:p>
          </table:table-cell>
          <table:table-cell office:value-type="float" office:value="489" calcext:value-type="float">
            <text:p>489</text:p>
          </table:table-cell>
          <table:table-cell office:value-type="float" office:value="8301.02993990924" calcext:value-type="float">
            <text:p>8301.02993990924</text:p>
          </table:table-cell>
          <table:table-cell office:value-type="float" office:value="21.8739317992197" calcext:value-type="float">
            <text:p>21.8739317992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15:13:37.714000000</meta:creation-date>
    <dc:date>2021-08-30T15:50:21.041000000</dc:date>
    <meta:editing-duration>PT8M14S</meta:editing-duration>
    <meta:editing-cycles>1</meta:editing-cycles>
    <meta:document-statistic meta:table-count="1" meta:cell-count="84" meta:object-count="0"/>
    <meta:generator>LibreOffice/7.1.5.2$Windows_X86_64 LibreOffice_project/85f04e9f809797b8199d13c421bd8a2b025d52b5</meta:generator>
  </office:meta>
</office:document-meta>
</file>